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097" officeooo:paragraph-rsid="0008d097"/>
    </style:style>
    <style:style style:name="P2" style:family="paragraph" style:parent-style-name="Standard">
      <style:text-properties officeooo:rsid="000ac5fd" officeooo:paragraph-rsid="000ac5fd"/>
    </style:style>
    <style:style style:name="P3" style:family="paragraph" style:parent-style-name="Standard">
      <style:text-properties officeooo:rsid="000ae135" officeooo:paragraph-rsid="000ae135"/>
    </style:style>
    <style:style style:name="T1" style:family="text">
      <style:text-properties officeooo:rsid="0008d097"/>
    </style:style>
    <style:style style:name="T2" style:family="text">
      <style:text-properties officeooo:rsid="000ac5fd"/>
    </style:style>
    <style:style style:name="T3" style:family="text">
      <style:text-properties officeooo:rsid="000ae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Twas the night before EP, when all through the house</text:p>
      <text:p text:style-name="P1">Only a student was stirring, and the click of a mouse;</text:p>
      <text:p text:style-name="P1">The timelines were printed and folded with care,</text:p>
      <text:p text:style-name="P1">Sources however, were looking pretty bare.</text:p>
      <text:p text:style-name="P1">All were wishing to be asleep in their beds;</text:p>
      <text:p text:style-name="P1">While sugar and caffeine addled their heads;</text:p>
      <text:p text:style-name="P1">And mamma and papa, qui<text:span text:style-name="T2">e</text:span>t in the<text:span text:style-name="T2">ir</text:span> nap,</text:p>
      <text:p text:style-name="P1">Thought he had finished it a couple of weeks back.</text:p>
      <text:p text:style-name="P1"/>
      <text:p text:style-name="P1">Creeping down stairs, <text:span text:style-name="T2">not making a</text:span> clatter.</text:p>
      <text:p text:style-name="P1">He wanted some food; crisps, coffee, a bacon platter.</text:p>
      <text:p text:style-name="P1">Towards the fridge he flew in a flash.</text:p>
      <text:p text:style-name="P1">Yanked open the door and stared at the stash.</text:p>
      <text:p text:style-name="P1">The fridge was empty, it was such a blow,</text:p>
      <text:p text:style-name="P1">Except for a half dead cabbage in the draws below.</text:p>
      <text:p text:style-name="P1">Back upstairs he went, hoping hunger to disappear.</text:p>
      <text:p text:style-name="P1"><text:span text:style-name="T2">Unable</text:span> to finish it tonight, <text:span text:style-name="T2">T'</text:span>was his fear.</text:p>
      <text:p text:style-name="P1">Sat at his keyboard, his typing so quick,</text:p>
      <text:p text:style-name="P1">He knew he had to make his evaluation long, and thick.</text:p>
      <text:p text:style-name="P1">More rapid than eagles his words they came,</text:p>
      <text:p text:style-name="P1">As he hummed and talked to himself and hoped in vain.</text:p>
      <text:p text:style-name="P1"/>
      <text:p text:style-name="P1">"Now, Connect! Now, Challenge! Now <text:span text:style-name="T2">E</text:span>xplain!</text:p>
      <text:p text:style-name="P1">On, Reliability! On, Readability!” He exclaimed:</text:p>
      <text:p text:style-name="P1">“As long as a page! <text:span text:style-name="T2">To do my</text:span> sources all!</text:p>
      <text:p text:style-name="P1">Now write! Write! It doesn't matter if it's bull!"</text:p>
      <text:p text:style-name="P1">As leaves that before the wild hurricane fly,</text:p>
      <text:p text:style-name="P2">Pages spewed out of the printer, and up into the sky.</text:p>
      <text:p text:style-name="P1"><text:span text:style-name="T2">Off of the desk</text:span>top the <text:span text:style-name="T2">sources</text:span> they flew</text:p>
      <text:p text:style-name="P1"><text:span text:style-name="T2">Pages full of bullshit, and faked photos </text:span>too—</text:p>
      <text:p text:style-name="P1">And then, in a <text:span text:style-name="T2">pop up</text:span>, <text:span text:style-name="T2">that caused him to think,</text:span></text:p>
      <text:p text:style-name="P2">The dreaded error: “You've run out of ink”.</text:p>
      <text:p text:style-name="P2">He stopped typing, and put his head in his hands.</text:p>
      <text:p text:style-name="P1"><text:span text:style-name="T2">Why had he left it so late? <text:s/>He couldn't understand</text:span>.</text:p>
      <text:p text:style-name="P1">He was dressed <text:span text:style-name="T2">in pyjamas, he smelt head to</text:span> foot,</text:p>
      <text:p text:style-name="P2">As he was coated with crumbs and food not quite cooked.</text:p>
      <text:p text:style-name="P1"><text:span text:style-name="T2">He bundled up his papers, and his bag he did pack</text:span>,</text:p>
      <text:p text:style-name="P2">Ready to go into college, with naught but failure over his back.</text:p>
      <text:p text:style-name="P1">His eyes—<text:span text:style-name="T2">bloodshot from all the screen glare,</text:span></text:p>
      <text:p text:style-name="P1"><text:span text:style-name="T3">Any child that passed, my, he would scare</text:span>!</text:p>
      <text:p text:style-name="P3">He went downstairs, and put his bag next to the door,</text:p>
      <text:p text:style-name="P3">To not forget it he hoped, when he was to leave in the morn.</text:p>
      <text:p text:style-name="P3">As he passed the study, something drew his sight.</text:p>
      <text:p text:style-name="P3">A new ink cartridge, so he could EP all through the 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20:51.364000000</meta:creation-date>
    <dc:date>2014-10-04T11:00:09.604000000</dc:date>
    <meta:editing-duration>PT6M47S</meta:editing-duration>
    <meta:editing-cycles>1</meta:editing-cycles>
    <meta:document-statistic meta:table-count="0" meta:image-count="0" meta:object-count="0" meta:page-count="1" meta:paragraph-count="42" meta:word-count="386" meta:character-count="2011" meta:non-whitespace-character-count="1667"/>
    <meta:generator>LibreOffice/4.2.3.3$Windows_x86 LibreOffice_project/882f8a0a489bc99a9e60c7905a60226254cb6ff0</meta:generator>
  </office:meta>
</office:document-meta>
</file>